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officeooo:rsid="0015369e" officeooo:paragraph-rsid="0015369e" style:font-weight-asian="normal" style:font-weight-complex="normal"/>
    </style:style>
    <style:style style:name="P2" style:family="paragraph" style:parent-style-name="Standard">
      <style:text-properties style:font-name="Arial" fo:font-size="12pt" fo:font-weight="normal" officeooo:rsid="0015369e" officeooo:paragraph-rsid="0015369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02124" loext:opacity="100%" style:font-name="Roboto" fo:font-size="9.75pt" fo:letter-spacing="normal" fo:font-style="normal"/>
    </style:style>
    <style:style style:name="T3" style:family="text">
      <style:text-properties fo:font-variant="normal" fo:text-transform="none" fo:color="#202124" loext:opacity="100%" fo:font-size="9.75pt" fo:letter-spacing="normal" fo:font-style="normal"/>
    </style:style>
    <style:style style:name="T4" style:family="text">
      <style:text-properties fo:font-variant="normal" fo:text-transform="none" fo:color="#202124" loext:opacity="100%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fael Zavatini Ferrari<text:tab/>cl200151<text:tab/>2°INFD</text:p>
      <text:p text:style-name="P1"/>
      <text:p text:style-name="P2"><text:span text:style-name="T4">Eu estou gostando muito do que estou aprendendo tanto nessa matéria, quanto nas outras do ensino técnico. Um dos pontos fortes é a liberdade pra fazer os exercício, pois na maioria das vezes temos um tempo considerável para a realização das atividades. Acho que uma desvantagem é a duração das aulas, toda terça-feira logo após o almoço, uma aula tripla fica extremamente cansativo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4:54:41.577000000</meta:creation-date>
    <dc:date>2021-10-25T14:55:41.114000000</dc:date>
    <meta:editing-duration>PT1M</meta:editing-duration>
    <meta:editing-cycles>1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" meta:word-count="68" meta:character-count="422" meta:non-whitespace-character-count="355"/>
  </office:meta>
</office:document-meta>
</file>